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783d" officeooo:paragraph-rsid="0002783d"/>
    </style:style>
    <style:style style:name="P2" style:family="paragraph" style:parent-style-name="Standard" style:list-style-name="L1">
      <style:text-properties officeooo:rsid="0002783d" officeooo:paragraph-rsid="0002783d"/>
    </style:style>
    <style:style style:name="P3" style:family="paragraph" style:parent-style-name="Standard">
      <style:text-properties officeooo:rsid="00035d27" officeooo:paragraph-rsid="00035d27"/>
    </style:style>
    <style:style style:name="P4" style:family="paragraph" style:parent-style-name="Standard">
      <style:text-properties officeooo:rsid="00051bd4" officeooo:paragraph-rsid="00051bd4"/>
    </style:style>
    <style:style style:name="P5" style:family="paragraph" style:parent-style-name="Standard">
      <style:text-properties officeooo:rsid="0005d80d" officeooo:paragraph-rsid="00035d27"/>
    </style:style>
    <style:style style:name="P6" style:family="paragraph" style:parent-style-name="Standard">
      <style:text-properties officeooo:rsid="0005d80d" officeooo:paragraph-rsid="0005d80d"/>
    </style:style>
    <style:style style:name="P7" style:family="paragraph" style:parent-style-name="Standard">
      <style:text-properties fo:font-weight="bold" officeooo:rsid="00051bd4" officeooo:paragraph-rsid="00051bd4" style:font-weight-asian="bold" style:font-weight-complex="bold"/>
    </style:style>
    <style:style style:name="P8" style:family="paragraph" style:parent-style-name="Standard">
      <style:text-properties fo:font-weight="bold" officeooo:rsid="00035d27" officeooo:paragraph-rsid="00035d27" style:font-weight-asian="bold" style:font-weight-complex="bold"/>
    </style:style>
    <style:style style:name="P9" style:family="paragraph" style:parent-style-name="Standard">
      <style:text-properties fo:font-weight="bold" officeooo:rsid="0005d80d" officeooo:paragraph-rsid="0005d80d" style:font-weight-asian="bold" style:font-weight-complex="bold"/>
    </style:style>
    <style:style style:name="P10" style:family="paragraph" style:parent-style-name="Standard">
      <style:text-properties fo:font-weight="bold" officeooo:rsid="00076682" officeooo:paragraph-rsid="00076682" style:font-weight-asian="bold" style:font-weight-complex="bold"/>
    </style:style>
    <style:style style:name="P11" style:family="paragraph" style:parent-style-name="Standard">
      <style:text-properties fo:font-weight="bold" officeooo:rsid="00091b1d" officeooo:paragraph-rsid="00091b1d" style:font-weight-asian="bold" style:font-weight-complex="bold"/>
    </style:style>
    <style:style style:name="P12" style:family="paragraph" style:parent-style-name="Standard">
      <style:text-properties fo:font-weight="bold" officeooo:rsid="0002783d" officeooo:paragraph-rsid="0002783d" style:font-weight-asian="bold" style:font-weight-complex="bold"/>
    </style:style>
    <style:style style:name="P13" style:family="paragraph" style:parent-style-name="Standard">
      <style:text-properties officeooo:rsid="00076682" officeooo:paragraph-rsid="00076682"/>
    </style:style>
    <style:style style:name="P14" style:family="paragraph" style:parent-style-name="Standard">
      <style:text-properties officeooo:rsid="00091b1d" officeooo:paragraph-rsid="00091b1d"/>
    </style:style>
    <style:style style:name="P15" style:family="paragraph" style:parent-style-name="Standard">
      <style:text-properties fo:font-weight="normal" officeooo:rsid="00091b1d" officeooo:paragraph-rsid="00091b1d" style:font-weight-asian="normal" style:font-weight-complex="normal"/>
    </style:style>
    <style:style style:name="P16" style:family="paragraph" style:parent-style-name="Standard">
      <style:text-properties officeooo:rsid="000abbba" officeooo:paragraph-rsid="000abbba"/>
    </style:style>
    <style:style style:name="P17" style:family="paragraph" style:parent-style-name="Standard" style:list-style-name="L1">
      <style:text-properties officeooo:rsid="000abbba" officeooo:paragraph-rsid="000abbba"/>
    </style:style>
    <style:style style:name="P18" style:family="paragraph" style:parent-style-name="Standard" style:list-style-name="L1">
      <style:text-properties officeooo:rsid="000c1887" officeooo:paragraph-rsid="000c18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682"/>
    </style:style>
    <style:style style:name="T3" style:family="text">
      <style:text-properties officeooo:rsid="00091b1d"/>
    </style:style>
    <style:style style:name="T4" style:family="text">
      <style:text-properties officeooo:rsid="0009ea5b"/>
    </style:style>
    <style:style style:name="T5" style:family="text">
      <style:text-properties officeooo:rsid="000c18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 </text:span>Berikut ini yang merupakan bukan ciri dari organisasi dalam bidang sistem informasi bisnis adalah</text:p>
      <text:p text:style-name="P1">a. Politik organisasi</text:p>
      <text:p text:style-name="P1">b. budaya organisasi</text:p>
      <text:p text:style-name="P1">c. lingkungan organisasi</text:p>
      <text:p text:style-name="P1">d. struktur organisasi</text:p>
      <text:p text:style-name="P1"><text:span text:style-name="T1">e. visi dan misi organisasi</text:span></text:p>
      <text:p text:style-name="P1"/>
      <text:p text:style-name="P1"><text:span text:style-name="T5">2. </text:span>berikut adalah jenis-jenis dasar struktur organisaasi, kecuali</text:p>
      <text:p text:style-name="P1"><text:span text:style-name="T1">a. struktur organisasi</text:span></text:p>
      <text:p text:style-name="P1">b. birokrasi mesin</text:p>
      <text:p text:style-name="P1">c. birokrasi profesional</text:p>
      <text:p text:style-name="P1">d. birokrasi dengan divisi</text:p>
      <text:p text:style-name="P1">e. adhocracy</text:p>
      <text:p text:style-name="P1"/>
      <text:p text:style-name="P4"><text:span text:style-name="T5">3. </text:span>berikut ini yang merupakan sudut padang struktur prilaku organisasi, kecuali</text:p>
      <text:p text:style-name="P4">a. hierarchy</text:p>
      <text:p text:style-name="P4">b. division of labor</text:p>
      <text:p text:style-name="P4">c. culture</text:p>
      <text:p text:style-name="P4">d. business processes</text:p>
      <text:p text:style-name="P7">e. people</text:p>
      <text:p text:style-name="P4"/>
      <text:p text:style-name="P4"><text:span text:style-name="T5">4. </text:span>berikut yang bukan merupakan sudut pandang proses prilaku organisasi adalah</text:p>
      <text:p text:style-name="P7">a. rules, procedures</text:p>
      <text:p text:style-name="P4">b. values</text:p>
      <text:p text:style-name="P4">c. norms</text:p>
      <text:p text:style-name="P4">d. privileges/responsibilities</text:p>
      <text:p text:style-name="P4">e. rights/obligations</text:p>
      <text:p text:style-name="P4"/>
      <text:p text:style-name="P1"/>
      <text:p text:style-name="P3"><text:span text:style-name="T5">5. </text:span>berikut ini yang bukan merupakan penolakan organisasi dan hubungan antara teknologi dan organisasi saling menyesuaikan adalah</text:p>
      <text:p text:style-name="P3">a. task</text:p>
      <text:p text:style-name="P3">b. people</text:p>
      <text:p text:style-name="P8">c. politics</text:p>
      <text:p text:style-name="P3">d. structure</text:p>
      <text:p text:style-name="P3">e. technology</text:p>
      <text:p text:style-name="P5"/>
      <text:p text:style-name="P6"><text:span text:style-name="T5">6. </text:span>strategi sistem informasi untuk meningkatkan daya kompetitif adalah</text:p>
      <text:p text:style-name="P9">a. diferensiasi produk</text:p>
      <text:p text:style-name="P6">b. jawaban a salah</text:p>
      <text:p text:style-name="P6">c. <text:span text:style-name="T2">berfokus pada penjualan</text:span></text:p>
      <text:p text:style-name="P13">d. jawaban b dan c benar</text:p>
      <text:p text:style-name="P13">e. jawaban a dan c benar</text:p>
      <text:p text:style-name="P1"/>
      <text:p text:style-name="P13"><text:span text:style-name="T5">7. </text:span>berikut ini adalah beberapa bagian yang di perlukan untuk berjalannya model ekosistem</text:p>
      <text:p text:style-name="P13">a. Customers</text:p>
      <text:p text:style-name="P13">b. suppliers</text:p>
      <text:p text:style-name="P13">c. new market entrants</text:p>
      <text:p text:style-name="P13">d. subtitute products and service</text:p>
      <text:p text:style-name="P10"><text:soft-page-break/>e. semua benar</text:p>
      <text:p text:style-name="P1"/>
      <text:p text:style-name="P13"><text:span text:style-name="T5">8. </text:span>berikut ini yang berfungsi sebagai <text:span text:style-name="T3">basis pengetahuan dimana barrang dan jasa tergantung pada keahlian dan pengetahuan dalam dasar struktur organisasi adalah</text:span></text:p>
      <text:p text:style-name="P14">a. structur wirausaha</text:p>
      <text:p text:style-name="P14">b. birokrasi mesin</text:p>
      <text:p text:style-name="P14">c. birokrasi dengan divisi</text:p>
      <text:p text:style-name="P11">d. birokrasi profesional</text:p>
      <text:p text:style-name="P14">e. adhocracy</text:p>
      <text:p text:style-name="P1"/>
      <text:p text:style-name="P14"><text:span text:style-name="T5">9. </text:span>Dampak internet pada keuangan kompetitif adalah</text:p>
      <text:p text:style-name="P14">a. produk/jasa pengganti</text:p>
      <text:p text:style-name="P14">b. daya tawar pelanggan</text:p>
      <text:p text:style-name="P14">c. daya tawar pemasok</text:p>
      <text:p text:style-name="P14">d. jawaban a dan c benar</text:p>
      <text:p text:style-name="P11">e. jawaban a, b dan c benar</text:p>
      <text:p text:style-name="P11"/>
      <text:p text:style-name="P15"><text:span text:style-name="T5">10. </text:span>faktor-faktor organisasi yang harus dipertimbangkan ketika merencanakan sistem yang baru, <text:span text:style-name="T4">kecuali</text:span></text:p>
      <text:p text:style-name="P15">a. budaya dan politik organisasi</text:p>
      <text:p text:style-name="P15">b. jenis organisasi dan gaya kepemimpinan</text:p>
      <text:p text:style-name="P11">c. lingkungan dimana organisasi dibuat</text:p>
      <text:p text:style-name="P15">d. jenis tugas, keputusan dan proses bisnis dimana sistem informasi dirancang untuk membantunya</text:p>
      <text:p text:style-name="P15">e. semua <text:span text:style-name="T4">salah</text:span></text:p>
      <text:p text:style-name="P12"/>
      <text:list xml:id="list2589307531" text:style-name="L1">
        <text:list-item>
          <text:p text:style-name="P2">elemen-elemn apa saja yang terdapat dalam organisasi sistem informasi</text:p>
        </text:list-item>
        <text:list-item>
          <text:p text:style-name="P17">jelaskan 3 birokrasi yang terdapat dalam jenis dasar struktur organisasi</text:p>
        </text:list-item>
        <text:list-item>
          <text:p text:style-name="P18">apa yang dimaksud dengan bisnis model canvas?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0:37:28.444724587</meta:creation-date>
    <dc:date>2018-03-13T21:59:07.185002034</dc:date>
    <meta:editing-duration>PT6M46S</meta:editing-duration>
    <meta:editing-cycles>2</meta:editing-cycles>
    <meta:generator>LibreOffice/6.0.0.3$Linux_X86_64 LibreOffice_project/64a0f66915f38c6217de274f0aa8e15618924765</meta:generator>
    <meta:document-statistic meta:table-count="0" meta:image-count="0" meta:object-count="0" meta:page-count="2" meta:paragraph-count="63" meta:word-count="330" meta:character-count="2185" meta:non-whitespace-character-count="1921"/>
  </office:meta>
</office:document-meta>
</file>